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fo:color="#666666"/>
    </style:style>
    <style:style style:name="T23" style:family="text">
      <style:text-properties fo:font-size="12.00pt" fo:font-weight="normal" fo:font-family="'Times new roman'" style:font-family-asian="'Times new roman'" style:font-family-complex="'Times new roman'" fo:background-color="transparent" fo:color="#666666" fo:font-style="italic"/>
    </style:style>
    <style:style style:name="T24" style:family="text">
      <style:text-properties fo:font-size="12.00pt" fo:font-weight="normal" fo:font-family="'Times new roman'" style:font-family-asian="'Times new roman'" style:font-family-complex="'Times new roman'" fo:background-color="transparent" fo:color="#666666"/>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fo:color="#666666"/>
    </style:style>
    <style:style style:name="T37" style:family="text">
      <style:text-properties fo:font-size="12.00pt" fo:font-weight="normal" fo:font-family="'Times new roman'" style:font-family-asian="'Times new roman'" style:font-family-complex="'Times new roman'" fo:background-color="transparent" fo:color="#666666" fo:font-style="italic"/>
    </style:style>
    <style:style style:name="T38" style:family="text">
      <style:text-properties fo:font-size="12.00pt" fo:font-weight="normal" fo:font-family="'Times new roman'" style:font-family-asian="'Times new roman'" style:font-family-complex="'Times new roman'" fo:background-color="transparent" fo:color="#666666"/>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fo:color="#666666"/>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fo:color="#666666"/>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fo:color="#666666"/>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fo:color="#666666"/>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fo:color="#666666"/>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fo:color="#666666"/>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bold"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bold"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bold"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bold"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bold"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fo:color="#666666"/>
    </style:style>
    <style:style style:name="T145" style:family="text">
      <style:text-properties fo:font-size="9.00pt" fo:font-weight="normal" fo:font-family="'Times new roman'" style:font-family-asian="'Times new roman'" style:font-family-complex="'Times new roman'" fo:background-color="transparent" fo:color="#666666"/>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bold"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fo:color="#666666"/>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9.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bold"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9.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bold"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fo:color="#666666"/>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fo:color="#666666"/>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bold"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9.00pt" fo:font-weight="normal" fo:font-family="'Times new roman'" style:font-family-asian="'Times new roman'" style:font-family-complex="'Times new roman'"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bold"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bold"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bold"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bold"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bold"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fo:color="#666666"/>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fo:color="#666666"/>
    </style:style>
    <style:style style:name="T197" style:family="text">
      <style:text-properties fo:font-size="9.00pt" fo:font-weight="normal" fo:font-family="'Times new roman'" style:font-family-asian="'Times new roman'" style:font-family-complex="'Times new roman'" fo:background-color="transparent" fo:color="#666666"/>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bold"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fo:color="#666666"/>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9.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bold"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fo:color="#666666"/>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9.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bold"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fo:color="#666666"/>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fo:color="#666666"/>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fo:color="#666666"/>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bold"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fo:color="#000000"/>
    </style:style>
    <style:style style:name="T232" style:family="text">
      <style:text-properties fo:font-size="9.00pt" fo:font-weight="normal" fo:font-family="'Times new roman'" style:font-family-asian="'Times new roman'" style:font-family-complex="'Times new roman'"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style:style style:name="P2" style:family="paragraph">
      <style:paragraph-properties fo:line-height="100.00%" fo:text-align="left" fo:margin-left="2.75pt" fo:text-indent="-2.75pt">
        <style:tab-stops>
          <style:tab-stop style:position="11.65pt"/>
          <style:tab-stop style:position="3338.30pt"/>
          <style:tab-stop style:position="1688.50pt" style:type="right"/>
        </style:tab-stops>
      </style:paragraph-properties>
    </style:style>
    <style:style style:name="P3" style:family="paragraph">
      <style:paragraph-properties fo:line-height="110.00%" fo:text-align="left" fo:margin-bottom="8.00pt"/>
    </style:style>
    <style:style style:name="P4" style:family="paragraph">
      <style:paragraph-properties fo:line-height="100.00%" fo:text-align="left" fo:margin-left="2.75pt" fo:text-indent="-2.75pt">
        <style:tab-stops>
          <style:tab-stop style:position="11.65pt"/>
          <style:tab-stop style:position="3338.30pt"/>
          <style:tab-stop style:position="1688.50pt" style:type="right"/>
        </style:tab-stops>
      </style:paragraph-properties>
    </style:style>
    <style:style style:name="P5"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6" style:family="paragraph">
      <style:paragraph-properties fo:line-height="110.00%" fo:text-align="left" fo:margin-bottom="8.00pt"/>
    </style:style>
    <style:style style:name="P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8" style:family="paragraph">
      <style:paragraph-properties fo:line-height="110.00%" fo:text-align="left" fo:margin-bottom="8.00pt"/>
    </style:style>
    <style:style style:name="P9"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10" style:family="paragraph">
      <style:paragraph-properties fo:line-height="110.00%" fo:text-align="left" fo:margin-bottom="8.00pt"/>
    </style:style>
    <style:style style:name="P11"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12" style:family="paragraph">
      <style:paragraph-properties fo:line-height="110.00%" fo:text-align="left" fo:margin-bottom="8.00pt"/>
    </style:style>
    <style:style style:name="P13"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14" style:family="paragraph">
      <style:paragraph-properties fo:line-height="110.00%" fo:text-align="left" fo:margin-bottom="8.00pt"/>
    </style:style>
    <style:style style:name="P15"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16" style:family="paragraph">
      <style:paragraph-properties fo:line-height="110.00%" fo:text-align="left" fo:margin-bottom="8.00pt"/>
    </style:style>
    <style:style style:name="P1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18" style:family="paragraph">
      <style:paragraph-properties fo:line-height="110.00%" fo:text-align="left" fo:margin-bottom="8.00pt"/>
    </style:style>
    <style:style style:name="P19"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20" style:family="paragraph">
      <style:paragraph-properties fo:line-height="110.00%" fo:text-align="left" fo:margin-bottom="8.00pt"/>
    </style:style>
    <style:style style:name="P21"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22" style:family="paragraph">
      <style:paragraph-properties fo:line-height="110.00%" fo:text-align="left" fo:margin-bottom="8.00pt"/>
    </style:style>
    <style:style style:name="P23"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24" style:family="paragraph">
      <style:paragraph-properties fo:line-height="110.00%" fo:text-align="left" fo:margin-bottom="8.00pt"/>
    </style:style>
    <style:style style:name="P25"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26" style:family="paragraph">
      <style:paragraph-properties fo:line-height="110.00%" fo:text-align="left" fo:margin-bottom="8.00pt"/>
    </style:style>
    <style:style style:name="P2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28" style:family="paragraph">
      <style:paragraph-properties fo:line-height="110.00%" fo:text-align="left" fo:margin-bottom="8.00pt"/>
    </style:style>
    <style:style style:name="P29"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30" style:family="paragraph">
      <style:paragraph-properties fo:line-height="110.00%" fo:text-align="left" fo:margin-bottom="8.00pt"/>
    </style:style>
    <style:style style:name="P31"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32" style:family="paragraph">
      <style:paragraph-properties fo:line-height="110.00%" fo:text-align="left" fo:margin-left="83.25pt" fo:text-indent="0.00pt" fo:margin-bottom="8.00pt"/>
    </style:style>
    <style:style style:name="P33"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34" style:family="paragraph">
      <style:paragraph-properties fo:line-height="110.00%" fo:text-align="left" fo:margin-left="83.25pt" fo:text-indent="0.00pt" fo:margin-bottom="8.00pt"/>
    </style:style>
    <style:style style:name="P35" style:family="paragraph">
      <style:paragraph-properties fo:line-height="110.00%" fo:text-align="left" fo:margin-bottom="8.00pt"/>
    </style:style>
    <style:style style:name="P36" style:family="paragraph">
      <style:paragraph-properties fo:line-height="110.00%" fo:text-align="left" fo:margin-left="83.25pt" fo:text-indent="0.00pt" fo:margin-bottom="8.00pt"/>
    </style:style>
    <style:style style:name="P3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38" style:family="paragraph">
      <style:paragraph-properties fo:line-height="110.00%" fo:text-align="left" fo:margin-bottom="8.00pt"/>
    </style:style>
    <style:style style:name="P39"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40" style:family="paragraph">
      <style:paragraph-properties fo:line-height="110.00%" fo:text-align="left" fo:margin-bottom="8.00pt"/>
    </style:style>
    <style:style style:name="P41"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42" style:family="paragraph">
      <style:paragraph-properties fo:line-height="110.00%" fo:text-align="left" fo:margin-bottom="8.00pt"/>
    </style:style>
    <style:style style:name="P43"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44" style:family="paragraph">
      <style:paragraph-properties fo:line-height="110.00%" fo:text-align="left" fo:margin-bottom="8.00pt"/>
    </style:style>
    <style:style style:name="P45"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46" style:family="paragraph">
      <style:paragraph-properties fo:line-height="110.00%" fo:text-align="left" fo:margin-bottom="8.00pt"/>
    </style:style>
    <style:style style:name="P4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48" style:family="paragraph">
      <style:paragraph-properties fo:line-height="110.00%" fo:text-align="left" fo:margin-bottom="8.00pt"/>
    </style:style>
    <style:style style:name="P49"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50" style:family="paragraph">
      <style:paragraph-properties fo:line-height="110.00%" fo:text-align="left" fo:margin-bottom="8.00pt"/>
    </style:style>
    <style:style style:name="P51"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52" style:family="paragraph">
      <style:paragraph-properties fo:line-height="110.00%" fo:text-align="left" fo:margin-bottom="8.00pt"/>
    </style:style>
    <style:style style:name="P53"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54" style:family="paragraph">
      <style:paragraph-properties fo:line-height="110.00%" fo:text-align="left" fo:margin-bottom="8.00pt"/>
    </style:style>
    <style:style style:name="P55"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56" style:family="paragraph">
      <style:paragraph-properties fo:line-height="110.00%" fo:text-align="left" fo:margin-bottom="8.00pt"/>
    </style:style>
    <style:style style:name="P57" style:family="paragraph">
      <style:paragraph-properties fo:line-height="100.00%" fo:text-align="left" fo:margin-left="2.75pt" fo:text-indent="-2.75pt">
        <style:tab-stops>
          <style:tab-stop style:position="11.65pt"/>
          <style:tab-stop style:position="3287.10pt"/>
          <style:tab-stop style:position="1688.50pt" style:type="right"/>
        </style:tab-stops>
      </style:paragraph-properties>
    </style:style>
    <style:style style:name="P58" style:family="paragraph">
      <style:paragraph-properties fo:line-height="110.00%" fo:text-align="left" fo:margin-left="36.00pt" fo:text-indent="0.00pt" fo:margin-bottom="8.00pt"/>
    </style:style>
    <style:style style:name="P59" style:family="paragraph">
      <style:paragraph-properties fo:line-height="110.00%" fo:text-align="left" fo:margin-bottom="8.00pt"/>
    </style:style>
    <style:style style:name="P60" style:family="paragraph">
      <style:paragraph-properties fo:line-height="110.00%" fo:text-align="left" fo:margin-left="36.00pt" fo:text-indent="0.00pt" fo:margin-bottom="8.00pt"/>
    </style:style>
    <style:style style:name="P61" style:family="paragraph">
      <style:paragraph-properties fo:line-height="110.00%" fo:text-align="left" fo:margin-bottom="8.00pt"/>
    </style:style>
    <style:style style:name="P62" style:family="paragraph">
      <style:paragraph-properties fo:line-height="110.00%" fo:text-align="left" fo:margin-left="36.00pt" fo:text-indent="0.00pt" fo:margin-bottom="8.00pt"/>
    </style:style>
    <style:style style:name="P63" style:family="paragraph">
      <style:paragraph-properties fo:line-height="110.00%" fo:text-align="left" fo:margin-bottom="8.00pt"/>
    </style:style>
    <style:style style:name="P64" style:family="paragraph">
      <style:paragraph-properties fo:line-height="100.00%" fo:text-align="left" fo:margin-left="2.75pt" fo:text-indent="-2.75pt">
        <style:tab-stops>
          <style:tab-stop style:position="90.35pt"/>
          <style:tab-stop style:position="3338.30pt"/>
          <style:tab-stop style:position="1688.50pt" style:type="right"/>
          <style:tab-stop style:position="-2.75pt"/>
        </style:tab-stops>
      </style:paragraph-properties>
    </style:style>
    <style:style style:name="P65" style:family="paragraph">
      <style:paragraph-properties fo:line-height="110.00%" fo:text-align="left" fo:margin-bottom="8.00pt"/>
    </style:style>
    <style:style style:name="P66" style:family="paragraph">
      <style:paragraph-properties fo:line-height="100.00%" fo:text-align="left" fo:margin-left="2.75pt" fo:text-indent="-2.75pt">
        <style:tab-stops>
          <style:tab-stop style:position="90.35pt"/>
          <style:tab-stop style:position="3338.30pt"/>
          <style:tab-stop style:position="1688.50pt" style:type="right"/>
          <style:tab-stop style:position="-2.75pt"/>
        </style:tab-stops>
      </style:paragraph-properties>
    </style:style>
    <style:style style:name="P67"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68" style:family="paragraph">
      <style:paragraph-properties fo:line-height="110.00%" fo:text-align="left" fo:margin-bottom="8.00pt"/>
    </style:style>
    <style:style style:name="P69"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70" style:family="paragraph">
      <style:paragraph-properties fo:line-height="110.00%" fo:text-align="left" fo:margin-bottom="8.00pt"/>
    </style:style>
    <style:style style:name="P71"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72" style:family="paragraph">
      <style:paragraph-properties fo:line-height="110.00%" fo:text-align="left" fo:margin-bottom="8.00pt"/>
    </style:style>
    <style:style style:name="P73"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74" style:family="paragraph">
      <style:paragraph-properties fo:line-height="110.00%" fo:text-align="left" fo:margin-bottom="8.00pt"/>
    </style:style>
    <style:style style:name="P75"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76" style:family="paragraph">
      <style:paragraph-properties fo:line-height="110.00%" fo:text-align="left" fo:margin-bottom="8.00pt"/>
    </style:style>
    <style:style style:name="P77" style:family="paragraph">
      <style:paragraph-properties fo:line-height="100.00%" fo:text-align="left" fo:margin-left="2.75pt" fo:text-indent="-2.75pt">
        <style:tab-stops>
          <style:tab-stop style:position="90.35pt"/>
          <style:tab-stop style:position="3287.10pt"/>
          <style:tab-stop style:position="1688.50pt" style:type="right"/>
          <style:tab-stop style:position="22.85pt"/>
        </style:tab-stops>
      </style:paragraph-properties>
    </style:style>
    <style:style style:name="P78" style:family="paragraph">
      <style:paragraph-properties fo:line-height="110.00%" fo:text-align="left" fo:margin-left="36.00pt" fo:text-indent="0.00pt" fo:margin-bottom="8.00pt"/>
    </style:style>
    <style:style style:name="P79" style:family="paragraph">
      <style:paragraph-properties fo:line-height="100.00%" fo:text-align="left" fo:margin-left="2.75pt" fo:text-indent="-2.75pt">
        <style:tab-stops>
          <style:tab-stop style:position="90.15pt"/>
          <style:tab-stop style:position="3338.30pt"/>
          <style:tab-stop style:position="1688.50pt" style:type="right"/>
          <style:tab-stop style:position="-2.75pt"/>
        </style:tab-stops>
      </style:paragraph-properties>
    </style:style>
    <style:style style:name="P80" style:family="paragraph">
      <style:paragraph-properties fo:line-height="110.00%" fo:text-align="left" fo:margin-bottom="8.00pt"/>
    </style:style>
    <style:style style:name="P81" style:family="paragraph">
      <style:paragraph-properties fo:line-height="100.00%" fo:text-align="left" fo:margin-left="2.75pt" fo:text-indent="-2.75pt">
        <style:tab-stops>
          <style:tab-stop style:position="90.15pt"/>
          <style:tab-stop style:position="3338.30pt"/>
          <style:tab-stop style:position="1688.50pt" style:type="right"/>
          <style:tab-stop style:position="-2.75pt"/>
        </style:tab-stops>
      </style:paragraph-properties>
    </style:style>
    <style:style style:name="P82"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83" style:family="paragraph">
      <style:paragraph-properties fo:line-height="110.00%" fo:text-align="left" fo:margin-bottom="8.00pt"/>
    </style:style>
    <style:style style:name="P84"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85"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86" style:family="paragraph">
      <style:paragraph-properties fo:line-height="110.00%" fo:text-align="left" fo:margin-bottom="8.00pt"/>
    </style:style>
    <style:style style:name="P87"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88" style:family="paragraph">
      <style:paragraph-properties fo:line-height="110.00%" fo:text-align="left" fo:margin-bottom="8.00pt"/>
    </style:style>
    <style:style style:name="P89"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90" style:family="paragraph">
      <style:paragraph-properties fo:line-height="110.00%" fo:text-align="left" fo:margin-bottom="8.00pt"/>
    </style:style>
    <style:style style:name="P91"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92" style:family="paragraph">
      <style:paragraph-properties fo:line-height="110.00%" fo:text-align="left" fo:margin-bottom="8.00pt"/>
    </style:style>
    <style:style style:name="P93" style:family="paragraph">
      <style:paragraph-properties fo:line-height="100.00%" fo:text-align="left" fo:margin-left="2.75pt" fo:text-indent="-2.75pt">
        <style:tab-stops>
          <style:tab-stop style:position="90.15pt"/>
          <style:tab-stop style:position="3287.10pt"/>
          <style:tab-stop style:position="1688.50pt" style:type="right"/>
          <style:tab-stop style:position="22.85pt"/>
        </style:tab-stops>
      </style:paragraph-properties>
    </style:style>
    <style:style style:name="P94" style:family="paragraph">
      <style:paragraph-properties fo:line-height="110.00%" fo:text-align="left" fo:margin-left="36.00pt" fo:text-indent="0.00pt" fo:margin-bottom="8.00pt"/>
    </style:style>
    <style:style style:name="P95" style:family="paragraph">
      <style:paragraph-properties fo:line-height="110.00%" fo:text-align="left" fo:margin-bottom="8.00pt"/>
    </style:style>
    <style:style style:name="TableColumn0100" style:family="table-column">
      <style:table-column-properties style:column-width="0.200000in"/>
    </style:style>
    <style:style style:name="TableColumn0101" style:family="table-column">
      <style:table-column-properties style:column-width="3.239583in"/>
    </style:style>
    <style:style style:name="TableColumn0102" style:family="table-column">
      <style:table-column-properties style:column-width="3.253472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10001"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10002" style:family="table-cell">
      <style:table-cell-properties fo:border-top="0.003472in solid #000000" fo:border-left="0.003472in solid #000000" fo:border-right="0.003472in solid #000000" fo:border-bottom="0.003472in solid #000000" fo:padding-left="0.038194in" fo:padding-right="0.038194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1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1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2" style:family="table-row">
      <style:table-row-properties/>
    </style:style>
    <style:style style:name="TableCell0102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2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2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3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3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4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4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5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5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6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6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7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7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8" style:family="table-row">
      <style:table-row-properties/>
    </style:style>
    <style:style style:name="TableCell0108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8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8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09" style:family="table-row">
      <style:table-row-properties/>
    </style:style>
    <style:style style:name="TableCell0109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9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09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0" style:family="table-row">
      <style:table-row-properties/>
    </style:style>
    <style:style style:name="TableCell0110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0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0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1" style:family="table-row">
      <style:table-row-properties/>
    </style:style>
    <style:style style:name="TableCell0111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1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1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2" style:family="table-row">
      <style:table-row-properties/>
    </style:style>
    <style:style style:name="TableCell0112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2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2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3" style:family="table-row">
      <style:table-row-properties/>
    </style:style>
    <style:style style:name="TableCell0113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3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3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4" style:family="table-row">
      <style:table-row-properties/>
    </style:style>
    <style:style style:name="TableCell0114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4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4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5" style:family="table-row">
      <style:table-row-properties/>
    </style:style>
    <style:style style:name="TableCell0115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5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5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6" style:family="table-row">
      <style:table-row-properties/>
    </style:style>
    <style:style style:name="TableCell0116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6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6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7" style:family="table-row">
      <style:table-row-properties/>
    </style:style>
    <style:style style:name="TableCell0117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7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7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8" style:family="table-row">
      <style:table-row-properties/>
    </style:style>
    <style:style style:name="TableCell0118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8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8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19" style:family="table-row">
      <style:table-row-properties/>
    </style:style>
    <style:style style:name="TableCell0119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9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19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0" style:family="table-row">
      <style:table-row-properties/>
    </style:style>
    <style:style style:name="TableCell0120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0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0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1" style:family="table-row">
      <style:table-row-properties/>
    </style:style>
    <style:style style:name="TableCell0121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1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1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2" style:family="table-row">
      <style:table-row-properties/>
    </style:style>
    <style:style style:name="TableCell0122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2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2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3" style:family="table-row">
      <style:table-row-properties/>
    </style:style>
    <style:style style:name="TableCell0123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3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3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4" style:family="table-row">
      <style:table-row-properties/>
    </style:style>
    <style:style style:name="TableCell0124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4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4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125" style:family="table-row">
      <style:table-row-properties/>
    </style:style>
    <style:style style:name="TableCell0125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5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12502"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Column0200" style:family="table-column">
      <style:table-column-properties style:column-width="1.293056in"/>
    </style:style>
    <style:style style:name="TableColumn0201" style:family="table-column">
      <style:table-column-properties style:column-width="1.799306in"/>
    </style:style>
    <style:style style:name="TableColumn0202" style:family="table-column">
      <style:table-column-properties style:column-width="1.800000in"/>
    </style:style>
    <style:style style:name="TableColumn0203" style:family="table-column">
      <style:table-column-properties style:column-width="1.800694in"/>
    </style:style>
    <style:style style:name="Table02" style:family="table">
      <style:table-properties style:width="6.69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20001"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20002"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20003" style:family="table-cell">
      <style:table-cell-properties fo:border-top="0.003472in solid #000000" fo:border-left="0.003472in solid #000000" fo:border-right="0.003472in solid #000000" fo:border-bottom="0.003472in solid #000000" fo:padding-left="0.038194in" fo:padding-right="0.038194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1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1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1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2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2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2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3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3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3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4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4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4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5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5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205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Column0300" style:family="table-column">
      <style:table-column-properties style:column-width="1.290278in"/>
    </style:style>
    <style:style style:name="TableColumn0301" style:family="table-column">
      <style:table-column-properties style:column-width="1.799306in"/>
    </style:style>
    <style:style style:name="TableColumn0302" style:family="table-column">
      <style:table-column-properties style:column-width="1.800000in"/>
    </style:style>
    <style:style style:name="TableColumn0303" style:family="table-column">
      <style:table-column-properties style:column-width="1.803472in"/>
    </style:style>
    <style:style style:name="Table03" style:family="table">
      <style:table-properties style:width="6.6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30001"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30002" style:family="table-cell">
      <style:table-cell-properties fo:border-top="0.003472in solid #000000" fo:border-left="0.003472in solid #000000" fo:border-right="0.000694in solid #000000" fo:border-bottom="0.003472in solid #000000" fo:padding-left="0.038194in" fo:padding-right="0.038194in" fo:vertical-align="top" fo:background-color="transparent"/>
    </style:style>
    <style:style style:name="TableCell030003" style:family="table-cell">
      <style:table-cell-properties fo:border-top="0.003472in solid #000000" fo:border-left="0.003472in solid #000000" fo:border-right="0.003472in solid #000000" fo:border-bottom="0.003472in solid #000000" fo:padding-left="0.038194in" fo:padding-right="0.038194in" fo:vertical-align="top" fo:background-color="transparent"/>
    </style:style>
    <style:style style:name="TableRow0301" style:family="table-row">
      <style:table-row-properties style:min-row-height="0.333333in"/>
    </style:style>
    <style:style style:name="TableCell0301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1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1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1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302" style:family="table-row">
      <style:table-row-properties/>
    </style:style>
    <style:style style:name="TableCell0302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2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2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2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303" style:family="table-row">
      <style:table-row-properties/>
    </style:style>
    <style:style style:name="TableCell0303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3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3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3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304" style:family="table-row">
      <style:table-row-properties/>
    </style:style>
    <style:style style:name="TableCell0304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4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4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4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style:style style:name="TableRow0305" style:family="table-row">
      <style:table-row-properties/>
    </style:style>
    <style:style style:name="TableCell030500"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501"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502" style:family="table-cell">
      <style:table-cell-properties fo:border-top="0.000694in solid #000000" fo:border-left="0.003472in solid #000000" fo:border-right="0.000694in solid #000000" fo:border-bottom="0.003472in solid #000000" fo:padding-left="0.038194in" fo:padding-right="0.038194in" fo:vertical-align="top" fo:background-color="transparent"/>
    </style:style>
    <style:style style:name="TableCell030503" style:family="table-cell">
      <style:table-cell-properties fo:border-top="0.000694in solid #000000" fo:border-left="0.003472in solid #000000" fo:border-right="0.003472in solid #000000" fo:border-bottom="0.003472in solid #000000" fo:padding-left="0.038194in" fo:padding-right="0.038194in" fo:vertical-align="top" fo:background-color="transparent"/>
    </style:style>
  </office:automatic-styles>
  <office:body>
    <office:text>
      <text:p text:style-name="P1"><text:span text:style-name="T1">Intro:</text:span></text:p>
      <text:p text:style-name="P1"><text:span text:style-name="T1">SPEAKER: You’re listening to Radio News, News 24/7.</text:span></text:p>
      <text:p text:style-name="P1"><text:span text:style-name="T2">” Welcome to Radio News, my name is Steve Hart, and I’m your host the next couple of hours! Music is coming up, but first, a quick news flash!”<text:line-break/></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text:p>
          </table:table-cell>
          <table:table-cell table:style-name="TableCell010001">
            <text:p text:style-name="P3"><text:span text:style-name="T4">Overloaded</text:span><text:span text:style-name="T5"/></text:p>
          </table:table-cell>
          <table:table-cell table:style-name="TableCell010002">
            <text:p text:style-name="P3"><text:span text:style-name="T6">Intermixed</text:span><text:span text:style-name="T7"/></text:p>
          </table:table-cell>
        </table:table-row>
        <table:table-row table:style-name="TableRow0101">
          <table:table-cell table:style-name="TableCell010100">
            <text:p text:style-name="P6"><text:span text:style-name="T7"/></text:p>
          </table:table-cell>
          <table:table-cell table:style-name="TableCell010101">
            <text:p text:style-name="P6"><text:span text:style-name="T8">News</text:span><text:span text:style-name="T9"/></text:p>
          </table:table-cell>
          <table:table-cell table:style-name="TableCell010102">
            <text:p text:style-name="P6"><text:span text:style-name="T9"/></text:p>
          </table:table-cell>
        </table:table-row>
        <table:table-row table:style-name="TableRow0102">
          <table:table-cell table:style-name="TableCell010200">
            <text:p text:style-name="P8"><text:span text:style-name="T10">1</text:span><text:span text:style-name="T11"/></text:p>
          </table:table-cell>
          <table:table-cell table:style-name="TableCell010201">
            <text:p text:style-name="P8"><text:span text:style-name="T12">+ Good news for autonomouscar owners. The newer models on the market can now conveniently produce hamburgers on the go by the press of a button.</text:span><text:span text:style-name="T13"/></text:p>
          </table:table-cell>
          <table:table-cell table:style-name="TableCell010202">
            <text:p text:style-name="P8"><text:span text:style-name="T14">+ Good news for autonomouscar owners. The newer models on the market can now conveniently produce hamburgers on the go by the press of a button.</text:span><text:span text:style-name="T15"/></text:p>
          </table:table-cell>
        </table:table-row>
        <table:table-row table:style-name="TableRow0103">
          <table:table-cell table:style-name="TableCell010300">
            <text:p text:style-name="P10"><text:span text:style-name="T16">2</text:span><text:span text:style-name="T17"/></text:p>
          </table:table-cell>
          <table:table-cell table:style-name="TableCell010301">
            <text:p text:style-name="P10"><text:span text:style-name="T18">+ Denmark has now reached 100 Michelin starred restaurants. “</text:span><text:span text:style-name="T19">It is very impressive that the restaurants still manage to receive Micheling stars. Espacially, after the government’s complete ban on bacon</text:span><text:span text:style-name="T20">”<text:s text:c="2"/>an expert said.</text:span><text:span text:style-name="T21"/></text:p>
          </table:table-cell>
          <table:table-cell table:style-name="TableCell010302">
            <text:p text:style-name="P10"><text:span text:style-name="T22">- The Danish government has revealed new budget-cuts for the school-system. One politician said: “</text:span><text:span text:style-name="T23">These days the kids learn by playing video games in their basements anyway, so it’s probably going to be fine. They’re only our future</text:span><text:span text:style-name="T24">”</text:span><text:span text:style-name="T25"/></text:p>
          </table:table-cell>
        </table:table-row>
        <table:table-row table:style-name="TableRow0104">
          <table:table-cell table:style-name="TableCell010400">
            <text:p text:style-name="P12"><text:span text:style-name="T26">3</text:span><text:span text:style-name="T27"/></text:p>
          </table:table-cell>
          <table:table-cell table:style-name="TableCell010401">
            <text:p text:style-name="P12"><text:span text:style-name="T28">- Denmark ranks number 13 of countries with most meat consumption. According to a new report the average Dane consumes 95,2 kg of meat every year.</text:span><text:span text:style-name="T29"/></text:p>
          </table:table-cell>
          <table:table-cell table:style-name="TableCell010402">
            <text:p text:style-name="P12"><text:span text:style-name="T30">- Denmark ranks number 13 of countries with most meat consumption. According to a new report the average Dane consumes 95,2 kg of meat every year.</text:span><text:span text:style-name="T31"/></text:p>
          </table:table-cell>
        </table:table-row>
        <table:table-row table:style-name="TableRow0105">
          <table:table-cell table:style-name="TableCell010500">
            <text:p text:style-name="P14"><text:span text:style-name="T32">4</text:span><text:span text:style-name="T33"/></text:p>
          </table:table-cell>
          <table:table-cell table:style-name="TableCell010501">
            <text:p text:style-name="P14"><text:span text:style-name="T34">+ Vegan meat alternatives are on the rise. Interest in meat alternatives from restaurants and consumers, as well as significant investments in the industry from meat titans, is reason for optimism.</text:span><text:span text:style-name="T35"/></text:p>
          </table:table-cell>
          <table:table-cell table:style-name="TableCell010502">
            <text:p text:style-name="P14"><text:span text:style-name="T36">-/+ An elderly couple in France has been arrested for growing and selling marijuana to local school children. One teacher commented: ”</text:span><text:span text:style-name="T37">The kids have been quiet lately but their grades are high</text:span><text:span text:style-name="T38">”</text:span><text:span text:style-name="T39"/></text:p>
          </table:table-cell>
        </table:table-row>
        <table:table-row table:style-name="TableRow0106">
          <table:table-cell table:style-name="TableCell010600">
            <text:p text:style-name="P16"><text:span text:style-name="T40">5</text:span><text:span text:style-name="T41"/></text:p>
          </table:table-cell>
          <table:table-cell table:style-name="TableCell010601">
            <text:p text:style-name="P16"><text:span text:style-name="T42">- A newly released report about the danish people’s food consumption shows that our meat habits have a greater impact on the climate than our usage of electricity and fossil fuel.</text:span><text:span text:style-name="T43"/></text:p>
          </table:table-cell>
          <table:table-cell table:style-name="TableCell010602">
            <text:p text:style-name="P16"><text:span text:style-name="T44">- A newly released report about the danish people’s food consumption shows that our meat habits have a greater impact on the climate than our usage of electricity and fossil fuel.</text:span><text:span text:style-name="T45"/></text:p>
          </table:table-cell>
        </table:table-row>
        <table:table-row table:style-name="TableRow0107">
          <table:table-cell table:style-name="TableCell010700">
            <text:p text:style-name="P18"><text:span text:style-name="T45"/></text:p>
          </table:table-cell>
          <table:table-cell table:style-name="TableCell010701">
            <text:p text:style-name="P18"><text:span text:style-name="T45"/></text:p>
          </table:table-cell>
          <table:table-cell table:style-name="TableCell010702">
            <text:p text:style-name="P18"><text:span text:style-name="T45"/></text:p>
          </table:table-cell>
        </table:table-row>
        <table:table-row table:style-name="TableRow0108">
          <table:table-cell table:style-name="TableCell010800">
            <text:p text:style-name="P20"><text:span text:style-name="T45"/></text:p>
          </table:table-cell>
          <table:table-cell table:style-name="TableCell010801">
            <text:p text:style-name="P20"><text:span text:style-name="T46">Sports</text:span><text:span text:style-name="T47"/></text:p>
          </table:table-cell>
          <table:table-cell table:style-name="TableCell010802">
            <text:p text:style-name="P20"><text:span text:style-name="T47"/></text:p>
          </table:table-cell>
        </table:table-row>
        <table:table-row table:style-name="TableRow0109">
          <table:table-cell table:style-name="TableCell010900">
            <text:p text:style-name="P22"><text:span text:style-name="T48">1</text:span><text:span text:style-name="T49"/></text:p>
          </table:table-cell>
          <table:table-cell table:style-name="TableCell010901">
            <text:p text:style-name="P22"><text:span text:style-name="T50">- Ice Hockey is becoming a sport of the past due to the ice melting inside the stadium. The outdated refrigeration systems in a majority of the stadiums do not live up to the new codes of sustainability for public arenas and have beenturned off.</text:span><text:span text:style-name="T51"/></text:p>
          </table:table-cell>
          <table:table-cell table:style-name="TableCell010902">
            <text:p text:style-name="P22"><text:span text:style-name="T52">-/+ Tottenham is out of the Champions League due to a 5-0 loss to Ajax Amsterdam. The high profiled player Christian Eriksen left the stadium in a rage while yelling: “I’m moving to f****** Spain”</text:span><text:span text:style-name="T53"/></text:p>
          </table:table-cell>
        </table:table-row>
        <table:table-row table:style-name="TableRow0110">
          <table:table-cell table:style-name="TableCell011000">
            <text:p text:style-name="P24"><text:span text:style-name="T54">2</text:span><text:span text:style-name="T55"/></text:p>
          </table:table-cell>
          <table:table-cell table:style-name="TableCell011001">
            <text:p text:style-name="P24"><text:span text:style-name="T56">+ And now for some news in the world of boxing. The current heavy weight world champion has donated all his latest winnings to the World Wide Fund for Nature to help the clown fish. “</text:span><text:span text:style-name="T57">That animatedmovie made me cry</text:span><text:span text:style-name="T58">” the boxer said</text:span><text:span text:style-name="T59"/></text:p>
          </table:table-cell>
          <table:table-cell table:style-name="TableCell011002">
            <text:p text:style-name="P24"><text:span text:style-name="T60">+ Due to a typing error on the Danish Cycling Club’s website there has been a huge increase of young members signing up. Even after fixing the error, noone has cancelled their membership. Now the website has no references E-Sports whatsoever.</text:span><text:span text:style-name="T61"/></text:p>
          </table:table-cell>
        </table:table-row>
        <table:table-row table:style-name="TableRow0111">
          <table:table-cell table:style-name="TableCell011100">
            <text:p text:style-name="P26"><text:span text:style-name="T62">3</text:span><text:span text:style-name="T63"/></text:p>
          </table:table-cell>
          <table:table-cell table:style-name="TableCell011101">
            <text:p text:style-name="P26"><text:span text:style-name="T64">- The winter olympics are not going to be held this year dueto an invasion of polarbears in the hosting nation of Russia. A member of <text:line-break/>The International Olympic Committee said that:<text:s/></text:span><text:span text:style-name="T65">”Polar bears are usually sweet and do not hurt people, but these bears are angry”</text:span><text:span text:style-name="T66"/></text:p>
          </table:table-cell>
          <table:table-cell table:style-name="TableCell011102">
            <text:p text:style-name="P26"><text:span text:style-name="T67">- The president of the International Handball Federation has decided to revoke Denmark’s World Championsship title due to all the latest doping scandals surrounding the Danish team. We weren’t able to get a comment from the players or the teams’ coach as they were all still very hungover.</text:span><text:span text:style-name="T68"/></text:p>
          </table:table-cell>
        </table:table-row>
        <table:table-row table:style-name="TableRow0112">
          <table:table-cell table:style-name="TableCell011200">
            <text:p text:style-name="P28"><text:span text:style-name="T69">4</text:span><text:span text:style-name="T70"/></text:p>
          </table:table-cell>
          <table:table-cell table:style-name="TableCell011201">
            <text:p text:style-name="P28"><text:span text:style-name="T71">- Massive strikes are affecting theNational Tennis Tournament in Denmark. The players are refusing to play to show their support of the large amount of climate refugees currently traveling on foot on the danish roads.</text:span><text:span text:style-name="T72"/></text:p>
          </table:table-cell>
          <table:table-cell table:style-name="TableCell011202">
            <text:p text:style-name="P28"><text:span text:style-name="T73">- Massive strikes are affecting the National Tennis Tournament in Denmark. The players are refusing to play to show their support of the large amount of climate refugees currently traveling on foot on the danish roads.</text:span><text:span text:style-name="T74"/></text:p>
          </table:table-cell>
        </table:table-row>
        <table:table-row table:style-name="TableRow0113">
          <table:table-cell table:style-name="TableCell011300">
            <text:p text:style-name="P30"><text:span text:style-name="T75">5</text:span><text:span text:style-name="T76"/></text:p>
          </table:table-cell>
          <table:table-cell table:style-name="TableCell011301">
            <text:p text:style-name="P30"><text:span text:style-name="T77">+ More profiles of Formula-1 are making the switch to the so-called Formula-E, where the cars are all electric. The racing drivers seem to become more awareabout the climate</text:span><text:span text:style-name="T78"/></text:p>
          </table:table-cell>
          <table:table-cell table:style-name="TableCell011302">
            <text:p text:style-name="P30"><text:span text:style-name="T79">+ More profiles of Formula-1 are making the switch to the so-called Formula-E, where the cars are all electric. The racing drivers seem to become more awareabout the climate</text:span><text:span text:style-name="T80"/></text:p>
          </table:table-cell>
        </table:table-row>
        <table:table-row table:style-name="TableRow0114">
          <table:table-cell table:style-name="TableCell011400">
            <text:p text:style-name="P32"><text:span text:style-name="T80"/></text:p>
          </table:table-cell>
          <table:table-cell table:style-name="TableCell011401">
            <text:p text:style-name="P32"><text:span text:style-name="T80"/></text:p>
          </table:table-cell>
          <table:table-cell table:style-name="TableCell011402">
            <text:p text:style-name="P32"><text:span text:style-name="T80"/></text:p>
          </table:table-cell>
        </table:table-row>
        <table:table-row table:style-name="TableRow0115">
          <table:table-cell table:style-name="TableCell011500">
            <text:p text:style-name="P34"><text:span text:style-name="T80"/></text:p>
          </table:table-cell>
          <table:table-cell table:style-name="TableCell011501">
            <text:p text:style-name="P35"><text:span text:style-name="T81">Weather</text:span><text:span text:style-name="T82"/></text:p>
          </table:table-cell>
          <table:table-cell table:style-name="TableCell011502">
            <text:p text:style-name="P36"><text:span text:style-name="T82"/></text:p>
          </table:table-cell>
        </table:table-row>
        <table:table-row table:style-name="TableRow0116">
          <table:table-cell table:style-name="TableCell011600">
            <text:p text:style-name="P38"><text:span text:style-name="T83">1</text:span><text:span text:style-name="T84"/></text:p>
          </table:table-cell>
          <table:table-cell table:style-name="TableCell011601">
            <text:p text:style-name="P38"><text:span text:style-name="T85">-/+ And here is a quick wether report. Spring is here. And it is sunny out there. This month has broken several heat records. However, spring also marks the return of the Rusty Blackbird in the Danish woods. Keep an eye out for the rare bird.</text:span><text:span text:style-name="T86"/></text:p>
          </table:table-cell>
          <table:table-cell table:style-name="TableCell011602">
            <text:p text:style-name="P38"><text:span text:style-name="T87">+ Spring is here. And it is sunny out there. So remember to use plenty of sun block and drink lots of water. Spring also marks the return of the Rusty Blackbird in the Danish woods. Keep an eye out for the rare bird.</text:span><text:span text:style-name="T88"/></text:p>
          </table:table-cell>
        </table:table-row>
        <table:table-row table:style-name="TableRow0117">
          <table:table-cell table:style-name="TableCell011700">
            <text:p text:style-name="P40"><text:span text:style-name="T89">2</text:span><text:span text:style-name="T90"/></text:p>
          </table:table-cell>
          <table:table-cell table:style-name="TableCell011701">
            <text:p text:style-name="P40"><text:span text:style-name="T91">- Temperatures continue to rise as we have reached a wobbling 35 degrees! The change in weather is surely astonishing. We will keep you all updated here on Radio News!</text:span><text:span text:style-name="T92"/></text:p>
          </table:table-cell>
          <table:table-cell table:style-name="TableCell011702">
            <text:p text:style-name="P40"><text:span text:style-name="T93">- Temperatures continue to rise as we have reached a wobbling 35 degrees! The change in weather is surely astonishing. We will keep you all updated here on Radio News!</text:span><text:span text:style-name="T94"/></text:p>
          </table:table-cell>
        </table:table-row>
        <table:table-row table:style-name="TableRow0118">
          <table:table-cell table:style-name="TableCell011800">
            <text:p text:style-name="P42"><text:span text:style-name="T95">3</text:span><text:span text:style-name="T96"/></text:p>
          </table:table-cell>
          <table:table-cell table:style-name="TableCell011801">
            <text:p text:style-name="P42"><text:span text:style-name="T97">+ It seems like it is going to be wet out there. After a long period of dry weather our forrests and plants can look forward to a couple of days of heavy rain.</text:span><text:span text:style-name="T98"/></text:p>
          </table:table-cell>
          <table:table-cell table:style-name="TableCell011802">
            <text:p text:style-name="P42"><text:span text:style-name="T99">+ It seems like it is going to be wet out there. After a long period of dry weather our forrests and plants can look forward to a couple of days of heavy rain.</text:span><text:span text:style-name="T100"/></text:p>
          </table:table-cell>
        </table:table-row>
        <table:table-row table:style-name="TableRow0119">
          <table:table-cell table:style-name="TableCell011900">
            <text:p text:style-name="P44"><text:span text:style-name="T101">4</text:span><text:span text:style-name="T102"/></text:p>
          </table:table-cell>
          <table:table-cell table:style-name="TableCell011901">
            <text:p text:style-name="P44"><text:span text:style-name="T103">- Several parts of the country have been flooded due to thelargeamounts of rain. The damage has been extreme.</text:span><text:span text:style-name="T104"/></text:p>
          </table:table-cell>
          <table:table-cell table:style-name="TableCell011902">
            <text:p text:style-name="P44"><text:span text:style-name="T105">+ And now some good news for people allergic to pollen. Because of the recent rain the pollen count is dropping significantly.</text:span><text:span text:style-name="T106"/></text:p>
          </table:table-cell>
        </table:table-row>
        <table:table-row table:style-name="TableRow0120">
          <table:table-cell table:style-name="TableCell012000">
            <text:p text:style-name="P46"><text:span text:style-name="T107">5</text:span><text:span text:style-name="T108"/></text:p>
          </table:table-cell>
          <table:table-cell table:style-name="TableCell012001">
            <text:p text:style-name="P46"><text:span text:style-name="T109">- Reports of extreme weather around the globe is coming in! Tsunamis and tornadoes are currently destroying multiple cities around the world. We’ll keep you posted.</text:span><text:span text:style-name="T110"/></text:p>
          </table:table-cell>
          <table:table-cell table:style-name="TableCell012002">
            <text:p text:style-name="P46"><text:span text:style-name="T111">- Reports of extreme weather around the globe is coming in! Tsunamis and tornadoes are currently destroying multiple cities around the world. We’ll keep you posted.</text:span><text:span text:style-name="T112"/></text:p>
          </table:table-cell>
        </table:table-row>
        <table:table-row table:style-name="TableRow0121">
          <table:table-cell table:style-name="TableCell012100">
            <text:p text:style-name="P48"><text:span text:style-name="T112"/></text:p>
          </table:table-cell>
          <table:table-cell table:style-name="TableCell012101">
            <text:p text:style-name="P48"><text:span text:style-name="T112"/></text:p>
          </table:table-cell>
          <table:table-cell table:style-name="TableCell012102">
            <text:p text:style-name="P48"><text:span text:style-name="T112"/></text:p>
          </table:table-cell>
        </table:table-row>
        <table:table-row table:style-name="TableRow0122">
          <table:table-cell table:style-name="TableCell012200">
            <text:p text:style-name="P50"><text:span text:style-name="T112"/></text:p>
          </table:table-cell>
          <table:table-cell table:style-name="TableCell012201">
            <text:p text:style-name="P50"><text:span text:style-name="T113">Stats:</text:span><text:span text:style-name="T114"/></text:p>
          </table:table-cell>
          <table:table-cell table:style-name="TableCell012202">
            <text:p text:style-name="P50"><text:span text:style-name="T114"/></text:p>
          </table:table-cell>
        </table:table-row>
        <table:table-row table:style-name="TableRow0123">
          <table:table-cell table:style-name="TableCell012300">
            <text:p text:style-name="P52"><text:span text:style-name="T114"/></text:p>
          </table:table-cell>
          <table:table-cell table:style-name="TableCell012301">
            <text:p text:style-name="P52"><text:span text:style-name="T115">15</text:span><text:span text:style-name="T116"/></text:p>
          </table:table-cell>
          <table:table-cell table:style-name="TableCell012302">
            <text:p text:style-name="P52"><text:span text:style-name="T117">15<text:s/></text:span><text:span text:style-name="T118">(7 unrelated to climate change)<text:line-break/></text:span><text:span text:style-name="T119"/></text:p>
          </table:table-cell>
        </table:table-row>
        <table:table-row table:style-name="TableRow0124">
          <table:table-cell table:style-name="TableCell012400">
            <text:p text:style-name="P54"><text:span text:style-name="T119"/></text:p>
          </table:table-cell>
          <table:table-cell table:style-name="TableCell012401">
            <text:p text:style-name="P54"><text:span text:style-name="T120">100% climate change related <text:line-break/>33% meat related</text:span><text:span text:style-name="T121"/></text:p>
          </table:table-cell>
          <table:table-cell table:style-name="TableCell012402">
            <text:p text:style-name="P54"><text:span text:style-name="T122">46.66% climate change related<text:line-break/>20% meat related</text:span><text:span text:style-name="T123"/></text:p>
          </table:table-cell>
        </table:table-row>
        <table:table-row table:style-name="TableRow0125">
          <table:table-cell table:style-name="TableCell012500">
            <text:p text:style-name="P56"><text:span text:style-name="T123"/></text:p>
          </table:table-cell>
          <table:table-cell table:style-name="TableCell012501">
            <text:p text:style-name="P56"><text:span text:style-name="T124">8 negative, 6 positive, 1 neutral</text:span><text:span text:style-name="T125"/></text:p>
          </table:table-cell>
          <table:table-cell table:style-name="TableCell012502">
            <text:p text:style-name="P56"><text:span text:style-name="T126">7 negative, 6 positive, 2 neutral</text:span><text:span text:style-name="T127"/></text:p>
          </table:table-cell>
        </table:table-row>
      </table:table>
      <text:p text:style-name="P58"><text:span text:style-name="T127"/></text:p>
      <text:p text:style-name="P58"><text:span text:style-name="T127"/></text:p>
      <text:p text:style-name="P58"><text:span text:style-name="T127"/></text:p>
      <text:p text:style-name="P58"><text:span text:style-name="T127"/></text:p>
      <text:p text:style-name="P58"><text:span text:style-name="T127"/></text:p>
      <text:p text:style-name="P59"><text:span text:style-name="T127"/></text:p>
      <text:p text:style-name="P59"><text:span text:style-name="T127"/></text:p>
      <text:p text:style-name="P60"><text:span text:style-name="T127"/></text:p>
      <text:p text:style-name="P61"><text:span text:style-name="T127"/></text:p>
      <text:p text:style-name="P61"><text:span text:style-name="T127"/></text:p>
      <text:p text:style-name="P62"><text:span text:style-name="T127"/></text:p>
      <text:p text:style-name="P62"><text:span text:style-name="T127"/></text:p>
      <text:p text:style-name="P62"><text:span text:style-name="T127"/></text:p>
      <text:p text:style-name="P62"><text:span text:style-name="T127"/></text:p>
      <text:p text:style-name="P62"><text:span text:style-name="T127"/></text:p>
      <text:p text:style-name="P62"><text:span text:style-name="T127"/></text:p>
      <text:p text:style-name="P62"><text:span text:style-name="T127"/></text:p>
      <text:p text:style-name="P62"><text:span text:style-name="T127"/></text:p>
      <text:p text:style-name="P62"><text:span text:style-name="T127"/></text:p>
      <text:p text:style-name="P63"><text:span text:style-name="T128">Program:</text:span></text:p>
      <text:p text:style-name="P63"><text:span text:style-name="T128">* trigger</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65"><text:span text:style-name="T130">Overloaded</text:span><text:span text:style-name="T131"/></text:p>
          </table:table-cell>
          <table:table-cell table:style-name="TableCell020001">
            <text:p text:style-name="P65"><text:span text:style-name="T132">News</text:span><text:span text:style-name="T133"/></text:p>
          </table:table-cell>
          <table:table-cell table:style-name="TableCell020002">
            <text:p text:style-name="P65"><text:span text:style-name="T134">Sports</text:span><text:span text:style-name="T135"/></text:p>
          </table:table-cell>
          <table:table-cell table:style-name="TableCell020003">
            <text:p text:style-name="P65"><text:span text:style-name="T136">Weather</text:span><text:span text:style-name="T137"/></text:p>
          </table:table-cell>
        </table:table-row>
        <table:table-row table:style-name="TableRow0201">
          <table:table-cell table:style-name="TableCell020100">
            <text:p text:style-name="P68"><text:span text:style-name="T138">Piece 1 clips</text:span><text:span text:style-name="T139"/></text:p>
          </table:table-cell>
          <table:table-cell table:style-name="TableCell020101">
            <text:p text:style-name="P68"><text:span text:style-name="T140">+Hamburger Car</text:span><text:span text:style-name="T141"/></text:p>
          </table:table-cell>
          <table:table-cell table:style-name="TableCell020102">
            <text:p text:style-name="P68"><text:span text:style-name="T142">-Ice hockey</text:span><text:span text:style-name="T143"/></text:p>
          </table:table-cell>
          <table:table-cell table:style-name="TableCell020103">
            <text:p text:style-name="P68"><text:span text:style-name="T144">+Spring is here*<text:s/></text:span><text:span text:style-name="T145">(Birds)</text:span><text:span text:style-name="T146"/></text:p>
          </table:table-cell>
        </table:table-row>
        <table:table-row table:style-name="TableRow0202">
          <table:table-cell table:style-name="TableCell020200">
            <text:p text:style-name="P70"><text:span text:style-name="T147">Piece 2 clips</text:span><text:span text:style-name="T148"/></text:p>
          </table:table-cell>
          <table:table-cell table:style-name="TableCell020201">
            <text:p text:style-name="P70"><text:span text:style-name="T149">-School budget cuts</text:span><text:span text:style-name="T150"/></text:p>
          </table:table-cell>
          <table:table-cell table:style-name="TableCell020202">
            <text:p text:style-name="P70"><text:span text:style-name="T151">-Tennis Strikes*<text:s/></text:span><text:span text:style-name="T152">(Refugees)</text:span><text:span text:style-name="T153"/></text:p>
          </table:table-cell>
          <table:table-cell table:style-name="TableCell020203">
            <text:p text:style-name="P70"><text:span text:style-name="T154">-Rising Temperatures</text:span><text:span text:style-name="T155"/></text:p>
          </table:table-cell>
        </table:table-row>
        <table:table-row table:style-name="TableRow0203">
          <table:table-cell table:style-name="TableCell020300">
            <text:p text:style-name="P72"><text:span text:style-name="T156">Piece 3 clips</text:span><text:span text:style-name="T157"/></text:p>
          </table:table-cell>
          <table:table-cell table:style-name="TableCell020301">
            <text:p text:style-name="P72"><text:span text:style-name="T158">-Denmark meat rank</text:span><text:span text:style-name="T159"/></text:p>
          </table:table-cell>
          <table:table-cell table:style-name="TableCell020302">
            <text:p text:style-name="P72"><text:span text:style-name="T160">-Polar bears</text:span><text:span text:style-name="T161"/></text:p>
          </table:table-cell>
          <table:table-cell table:style-name="TableCell020303">
            <text:p text:style-name="P72"><text:span text:style-name="T162">+Wet weather *<text:s/></text:span><text:span text:style-name="T163">(Rain)</text:span><text:span text:style-name="T164"/></text:p>
          </table:table-cell>
        </table:table-row>
        <table:table-row table:style-name="TableRow0204">
          <table:table-cell table:style-name="TableCell020400">
            <text:p text:style-name="P74"><text:span text:style-name="T165">Piece 4 clips</text:span><text:span text:style-name="T166"/></text:p>
          </table:table-cell>
          <table:table-cell table:style-name="TableCell020401">
            <text:p text:style-name="P74"><text:span text:style-name="T167">+Vegan alternatives</text:span><text:span text:style-name="T168"/></text:p>
          </table:table-cell>
          <table:table-cell table:style-name="TableCell020402">
            <text:p text:style-name="P74"><text:span text:style-name="T169">+Cycling Esports</text:span><text:span text:style-name="T170"/></text:p>
          </table:table-cell>
          <table:table-cell table:style-name="TableCell020403">
            <text:p text:style-name="P74"><text:span text:style-name="T171">-Pollen Count</text:span><text:span text:style-name="T172"/></text:p>
          </table:table-cell>
        </table:table-row>
        <table:table-row table:style-name="TableRow0205">
          <table:table-cell table:style-name="TableCell020500">
            <text:p text:style-name="P76"><text:span text:style-name="T173">Piece 5 clips</text:span><text:span text:style-name="T174"/></text:p>
          </table:table-cell>
          <table:table-cell table:style-name="TableCell020501">
            <text:p text:style-name="P76"><text:span text:style-name="T175">-Meat over fuel</text:span><text:span text:style-name="T176"/></text:p>
          </table:table-cell>
          <table:table-cell table:style-name="TableCell020502">
            <text:p text:style-name="P76"><text:span text:style-name="T177">+Formula-E</text:span><text:span text:style-name="T178"/></text:p>
          </table:table-cell>
          <table:table-cell table:style-name="TableCell020503">
            <text:p text:style-name="P76"><text:span text:style-name="T179">-Extreme weather*<text:s/></text:span><text:span text:style-name="T180">(Tornado)</text:span><text:span text:style-name="T181"/></text:p>
          </table:table-cell>
        </table:table-row>
      </table:table>
      <text:p text:style-name="P78"><text:span text:style-name="T181"/></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ext:p text:style-name="P80"><text:span text:style-name="T182">Intermixed</text:span><text:span text:style-name="T183"/></text:p>
          </table:table-cell>
          <table:table-cell table:style-name="TableCell030001">
            <text:p text:style-name="P80"><text:span text:style-name="T184">News</text:span><text:span text:style-name="T185"/></text:p>
          </table:table-cell>
          <table:table-cell table:style-name="TableCell030002">
            <text:p text:style-name="P80"><text:span text:style-name="T186">Sports</text:span><text:span text:style-name="T187"/></text:p>
          </table:table-cell>
          <table:table-cell table:style-name="TableCell030003">
            <text:p text:style-name="P80"><text:span text:style-name="T188">Weather</text:span><text:span text:style-name="T189"/></text:p>
          </table:table-cell>
        </table:table-row>
        <table:table-row table:style-name="TableRow0301">
          <table:table-cell table:style-name="TableCell030100">
            <text:p text:style-name="P83"><text:span text:style-name="T190">Piece 1 clips</text:span><text:span text:style-name="T191"/></text:p>
          </table:table-cell>
          <table:table-cell table:style-name="TableCell030101">
            <text:p text:style-name="P83"><text:span text:style-name="T192">+Hamburger Car</text:span><text:span text:style-name="T193"/></text:p>
          </table:table-cell>
          <table:table-cell table:style-name="TableCell030102">
            <text:p text:style-name="P83"><text:span text:style-name="T194">-/+Champions League</text:span><text:span text:style-name="T195"/></text:p>
          </table:table-cell>
          <table:table-cell table:style-name="TableCell030103">
            <text:p text:style-name="P83"><text:span text:style-name="T196">+Spring is here*<text:s/></text:span><text:span text:style-name="T197">(Birds)</text:span><text:span text:style-name="T198"/></text:p>
          </table:table-cell>
        </table:table-row>
        <table:table-row table:style-name="TableRow0302">
          <table:table-cell table:style-name="TableCell030200">
            <text:p text:style-name="P86"><text:span text:style-name="T199">Piece 2 clips</text:span><text:span text:style-name="T200"/></text:p>
          </table:table-cell>
          <table:table-cell table:style-name="TableCell030201">
            <text:p text:style-name="P86"><text:span text:style-name="T201">-School budget cuts</text:span><text:span text:style-name="T202"/></text:p>
          </table:table-cell>
          <table:table-cell table:style-name="TableCell030202">
            <text:p text:style-name="P86"><text:span text:style-name="T203">-Tennis Strikes*<text:s/></text:span><text:span text:style-name="T204">(Refugees)</text:span><text:span text:style-name="T205"/></text:p>
          </table:table-cell>
          <table:table-cell table:style-name="TableCell030203">
            <text:p text:style-name="P86"><text:span text:style-name="T206">-Rising Temperatures (FIX)</text:span><text:span text:style-name="T207"/></text:p>
          </table:table-cell>
        </table:table-row>
        <table:table-row table:style-name="TableRow0303">
          <table:table-cell table:style-name="TableCell030300">
            <text:p text:style-name="P88"><text:span text:style-name="T208">Piece 3 clips</text:span><text:span text:style-name="T209"/></text:p>
          </table:table-cell>
          <table:table-cell table:style-name="TableCell030301">
            <text:p text:style-name="P88"><text:span text:style-name="T210">-Denmark meat rank</text:span><text:span text:style-name="T211"/></text:p>
          </table:table-cell>
          <table:table-cell table:style-name="TableCell030302">
            <text:p text:style-name="P88"><text:span text:style-name="T212">-Handball World Cup</text:span><text:span text:style-name="T213"/></text:p>
          </table:table-cell>
          <table:table-cell table:style-name="TableCell030303">
            <text:p text:style-name="P88"><text:span text:style-name="T214">+Wet weather *<text:s/></text:span><text:span text:style-name="T215">(Rain)</text:span><text:span text:style-name="T216"/></text:p>
          </table:table-cell>
        </table:table-row>
        <table:table-row table:style-name="TableRow0304">
          <table:table-cell table:style-name="TableCell030400">
            <text:p text:style-name="P90"><text:span text:style-name="T217">Piece 4 clips</text:span><text:span text:style-name="T218"/></text:p>
          </table:table-cell>
          <table:table-cell table:style-name="TableCell030401">
            <text:p text:style-name="P90"><text:span text:style-name="T219">-/+Children<text:s text:c="2"/>marijuana</text:span><text:span text:style-name="T220"/></text:p>
          </table:table-cell>
          <table:table-cell table:style-name="TableCell030402">
            <text:p text:style-name="P90"><text:span text:style-name="T221">+Cycling Esports</text:span><text:span text:style-name="T222"/></text:p>
          </table:table-cell>
          <table:table-cell table:style-name="TableCell030403">
            <text:p text:style-name="P90"><text:span text:style-name="T223">-Pollen Count</text:span><text:span text:style-name="T224"/></text:p>
          </table:table-cell>
        </table:table-row>
        <table:table-row table:style-name="TableRow0305">
          <table:table-cell table:style-name="TableCell030500">
            <text:p text:style-name="P92"><text:span text:style-name="T225">Piece 5 clips</text:span><text:span text:style-name="T226"/></text:p>
          </table:table-cell>
          <table:table-cell table:style-name="TableCell030501">
            <text:p text:style-name="P92"><text:span text:style-name="T227">-Meat over fuel</text:span><text:span text:style-name="T228"/></text:p>
          </table:table-cell>
          <table:table-cell table:style-name="TableCell030502">
            <text:p text:style-name="P92"><text:span text:style-name="T229">+Formula-E (FIX)</text:span><text:span text:style-name="T230"/></text:p>
          </table:table-cell>
          <table:table-cell table:style-name="TableCell030503">
            <text:p text:style-name="P92"><text:span text:style-name="T231">-Extreme weather*<text:s/></text:span><text:span text:style-name="T232">(Tornado)</text:span><text:span text:style-name="T233"/></text:p>
          </table:table-cell>
        </table:table-row>
      </table:table>
      <text:p text:style-name="P94"><text:span text:style-name="T233"/></text:p>
      <text:p text:style-name="P94"><text:span text:style-name="T233"/></text:p>
      <text:p text:style-name="P94"><text:span text:style-name="T233"/></text:p>
      <text:p text:style-name="P94"><text:span text:style-name="T233"/></text:p>
      <text:p text:style-name="P95"><text:span text:style-name="T2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